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Witches</text:span></text:h>
      <text:list text:style-name="L1">
        <text:list-item>
          <text:p text:style-name="P1"><text:span text:style-name="Strong_20_Emphasis">Definition</text:span>: Witches are individuals who form a <text:span text:style-name="Strong_20_Emphasis">symbiotic relationship</text:span> with a <text:span text:style-name="Strong_20_Emphasis">patron spirit</text:span>.</text:p>
        </text:list-item>
        <text:list-item>
          <text:p text:style-name="P1"><text:span text:style-name="Strong_20_Emphasis">Nature of the Bond</text:span>: The relationship is <text:span text:style-name="Strong_20_Emphasis">mutual</text:span> — the witch and patron spirit influence one another. It’s not about dominance or servitude.</text:p>
        </text:list-item>
        <text:list-item>
          <text:p text:style-name="P1"><text:span text:style-name="Strong_20_Emphasis">Patron Spirit</text:span>: Often manifests as a <text:span text:style-name="Strong_20_Emphasis">familiar</text:span>, embodying traits reflective of the witch’s personality, morality, and essence.</text:p>
        </text:list-item>
        <text:list-item>
          <text:p text:style-name="P1"><text:span text:style-name="Strong_20_Emphasis">Moral Alignment</text:span>: Witches are not inherently evil or good — it depends on their <text:span text:style-name="Strong_20_Emphasis">compatibility</text:span> with their spirit and personal values.</text:p>
        </text:list-item>
        <text:list-item>
          <text:p text:style-name="P1"><text:span text:style-name="Strong_20_Emphasis">Dominance Dynamics</text:span>: In some relationships, the witch exerts more influence over the patron; in others, the patron is the dominant force.</text:p>
        </text:list-item>
      </text:list>
      <text:p text:style-name="Horizontal_20_Line"/>
      <text:h text:style-name="Heading_20_3" text:outline-level="3"><text:span text:style-name="Strong_20_Emphasis">Warlocks</text:span></text:h>
      <text:list text:style-name="L2">
        <text:list-item>
          <text:p text:style-name="P2"><text:span text:style-name="Strong_20_Emphasis">Definition</text:span>: Warlocks also form pacts with patron spirits, but the relationship is <text:span text:style-name="Strong_20_Emphasis">more transactional or subservient</text:span>.</text:p>
        </text:list-item>
        <text:list-item>
          <text:p text:style-name="P2"><text:span text:style-name="Strong_20_Emphasis">Nature of the Bond</text:span>: The warlock is typically <text:span text:style-name="Strong_20_Emphasis">bound</text:span> to the will or demands of the patron, often in exchange for power.</text:p>
        </text:list-item>
        <text:list-item>
          <text:p text:style-name="P2"><text:span text:style-name="Strong_20_Emphasis">Moral Alignment</text:span>: Like witches, warlocks are not always evil — but their deals are often more dangerous or lopsided.</text:p>
        </text:list-item>
        <text:list-item>
          <text:p text:style-name="P2"><text:span text:style-name="Strong_20_Emphasis">Power Dynamics</text:span>: Warlocks tend to <text:span text:style-name="Strong_20_Emphasis">receive commands</text:span> or <text:span text:style-name="Strong_20_Emphasis">owe debts</text:span> to their patrons, creating tension or obligatio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50:08.032869682</meta:creation-date>
    <dc:date>2025-07-25T22:52:01.645077297</dc:date>
    <meta:editing-duration>PT1M54S</meta:editing-duration>
    <meta:editing-cycles>1</meta:editing-cycles>
    <meta:document-statistic meta:table-count="0" meta:image-count="0" meta:object-count="0" meta:page-count="1" meta:paragraph-count="11" meta:word-count="177" meta:character-count="1104" meta:non-whitespace-character-count="944"/>
    <meta:generator>LibreOffice/25.2.4.3$Linux_X86_64 LibreOffice_project/520$Build-3</meta:generator>
  </office:meta>
</office:document-meta>
</file>